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36F00000272CF81A97D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20.955cm" svg:x="0cm" svg:y="0cm">
          <draw:image xlink:href="Pictures/100000000000036F00000272CF81A9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4-09-16T03:56:59</meta:creation-date>
    <meta:editing-duration>PT00H00M38S</meta:editing-duration>
    <meta:editing-cycles>2</meta:editing-cycles>
    <dc:date>2014-09-16T03:57:35</dc:date>
    <dc:creator>coancea </dc:creator>
    <meta:document-statistic meta:object-count="24"/>
    <meta:generator>OpenOffice.org/3.2$Unix OpenOffice.org_project/320m12$Build-9483</meta:generator>
  </office:meta>
</office:document-meta>
</file>